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1" style:family="table-row">
      <style:table-row-properties style:min-row-height="3.201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334cm" style:rel-column-width="21845*"/>
    </style:style>
    <style:style style:name="Tableau2.1" style:family="table-row">
      <style:table-row-properties style:min-row-height="3.201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Times New Roman" fo:font-size="24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" fo:font-size="18pt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Table_20_Contents"><draw:g text:anchor-type="paragraph" draw:z-index="0" draw:style-name="gr1"><draw:custom-shape draw:style-name="gr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" draw:text-style-name="P4" svg:width="1.929cm" svg:height="1.251cm" svg:x="1.558cm" svg:y="0.939cm"><draw:text-box><text:p text:style-name="P3"><text:span text:style-name="T1">× 2</text:span></text:p></draw:text-box></draw:frame></draw:g></text:p>
          </table:table-cell>
          <table:table-cell table:style-name="Tableau1.A1" office:value-type="string">
            <text:p text:style-name="Table_20_Contents"><draw:g text:anchor-type="paragraph" draw:z-index="1" draw:style-name="gr1"><draw:custom-shape draw:style-name="gr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" draw:text-style-name="P4" svg:width="1.929cm" svg:height="1.251cm" svg:x="1.558cm" svg:y="0.939cm"><draw:text-box><text:p text:style-name="P3"><text:span text:style-name="T1">× 3</text:span></text:p></draw:text-box></draw:frame></draw:g></text:p>
            <text:p text:style-name="Table_20_Contents"/>
          </table:table-cell>
          <table:table-cell table:style-name="Tableau1.C1" office:value-type="string">
            <text:p text:style-name="Table_20_Contents"><draw:g text:anchor-type="paragraph" draw:z-index="2" draw:style-name="gr1"><draw:custom-shape draw:style-name="gr1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3" draw:text-style-name="P4" svg:width="1.929cm" svg:height="1.251cm" svg:x="1.558cm" svg:y="0.939cm"><draw:text-box><text:p text:style-name="P3"><text:span text:style-name="T1">× 4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3" draw:style-name="gr1"><draw:custom-shape draw:style-name="gr1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7" draw:text-style-name="P5" svg:width="1.994cm" svg:height="1.251cm" svg:x="1.558cm" svg:y="0.939cm"><draw:text-box><text:p text:style-name="P3"><text:span text:style-name="T2">× (-1)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4" draw:style-name="gr1"><draw:custom-shape draw:style-name="gr1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21" draw:text-style-name="P5" svg:width="1.992cm" svg:height="1.251cm" svg:x="1.595cm" svg:y="1.036cm"><draw:text-box><text:p text:style-name="P3"><text:span text:style-name="T2">× (-2)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5" draw:style-name="gr1"><draw:custom-shape draw:style-name="gr2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25" draw:text-style-name="P5" svg:width="1.992cm" svg:height="1.251cm" svg:x="1.595cm" svg:y="1.036cm"><draw:text-box><text:p text:style-name="P3"><text:span text:style-name="T2">× (-3)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6" draw:style-name="gr1"><draw:custom-shape draw:style-name="gr2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2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29" draw:text-style-name="P4" svg:width="1.929cm" svg:height="1.251cm" svg:x="1.558cm" svg:y="0.939cm"><draw:text-box><text:p text:style-name="P3"><text:span text:style-name="T1">+ 2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7" draw:style-name="gr1"><draw:custom-shape draw:style-name="gr3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33" draw:text-style-name="P4" svg:width="1.929cm" svg:height="1.251cm" svg:x="1.558cm" svg:y="0.939cm"><draw:text-box><text:p text:style-name="P3"><text:span text:style-name="T1">+ 3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8" draw:style-name="gr1"><draw:custom-shape draw:style-name="gr3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3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37" draw:text-style-name="P4" svg:width="1.929cm" svg:height="1.251cm" svg:x="1.558cm" svg:y="0.939cm"><draw:text-box><text:p text:style-name="P3"><text:span text:style-name="T1">+ 1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9" draw:style-name="gr1"><draw:custom-shape draw:style-name="gr3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3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1" draw:text-style-name="P4" svg:width="1.929cm" svg:height="1.251cm" svg:x="1.558cm" svg:y="0.939cm"><draw:text-box><text:p text:style-name="P3"><text:span text:style-name="T1">+ 4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0" draw:style-name="gr1"><draw:custom-shape draw:style-name="gr4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5" draw:text-style-name="P4" svg:width="1.929cm" svg:height="1.251cm" svg:x="1.558cm" svg:y="0.939cm"><draw:text-box><text:p text:style-name="P3"><text:span text:style-name="T1">+ 5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11" draw:style-name="gr1"><draw:custom-shape draw:style-name="gr4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4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4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49" draw:text-style-name="P4" svg:width="1.929cm" svg:height="1.251cm" svg:x="1.558cm" svg:y="0.939cm"><draw:text-box><text:p text:style-name="P3"><text:span text:style-name="T1">+ 6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2" draw:style-name="gr1"><draw:custom-shape draw:style-name="gr5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3" draw:text-style-name="P4" svg:width="1.929cm" svg:height="1.251cm" svg:x="1.558cm" svg:y="0.939cm"><draw:text-box><text:p text:style-name="P3"><text:span text:style-name="T1">+ 7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3" draw:style-name="gr1"><draw:custom-shape draw:style-name="gr5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57" draw:text-style-name="P4" svg:width="1.929cm" svg:height="1.251cm" svg:x="1.558cm" svg:y="0.939cm"><draw:text-box><text:p text:style-name="P3"><text:span text:style-name="T1">+ 8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14" draw:style-name="gr1"><draw:custom-shape draw:style-name="gr5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5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61" draw:text-style-name="P4" svg:width="1.929cm" svg:height="1.251cm" svg:x="1.558cm" svg:y="0.939cm"><draw:text-box><text:p text:style-name="P3"><text:span text:style-name="T1">+ 9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5" draw:style-name="gr1"><draw:custom-shape draw:style-name="gr6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65" draw:text-style-name="P4" svg:width="1.929cm" svg:height="1.251cm" svg:x="1.558cm" svg:y="0.939cm"><draw:text-box><text:p text:style-name="P3"><text:span text:style-name="T1">× 4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6" draw:style-name="gr1"><draw:custom-shape draw:style-name="gr6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6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69" draw:text-style-name="P4" svg:width="1.929cm" svg:height="1.251cm" svg:x="1.558cm" svg:y="0.939cm"><draw:text-box><text:p text:style-name="P3"><text:span text:style-name="T1">× 5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17" draw:style-name="gr1"><draw:custom-shape draw:style-name="gr7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73" draw:text-style-name="P4" svg:width="1.929cm" svg:height="1.251cm" svg:x="1.558cm" svg:y="0.939cm"><draw:text-box><text:p text:style-name="P3"><text:span text:style-name="T1">× 6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18" draw:style-name="gr1"><draw:custom-shape draw:style-name="gr7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7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77" draw:text-style-name="P4" svg:width="1.929cm" svg:height="1.251cm" svg:x="1.558cm" svg:y="0.939cm"><draw:text-box><text:p text:style-name="P3"><text:span text:style-name="T1">+ 2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19" draw:style-name="gr1"><draw:custom-shape draw:style-name="gr7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7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81" draw:text-style-name="P4" svg:width="1.929cm" svg:height="1.251cm" svg:x="1.558cm" svg:y="0.939cm"><draw:text-box><text:p text:style-name="P3"><text:span text:style-name="T1">+ 3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20" draw:style-name="gr1"><draw:custom-shape draw:style-name="gr8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85" draw:text-style-name="P4" svg:width="1.929cm" svg:height="1.251cm" svg:x="1.558cm" svg:y="0.939cm"><draw:text-box><text:p text:style-name="P3"><text:span text:style-name="T1">+ 1</text:span></text:p></draw:text-box></draw:frame></draw:g></text:p>
          </table:table-cell>
        </table:table-row>
        <table:table-row table:style-name="Tableau1.1">
          <table:table-cell table:style-name="Tableau1.A2" office:value-type="string">
            <text:p text:style-name="Table_20_Contents"><draw:g text:anchor-type="paragraph" draw:z-index="21" draw:style-name="gr1"><draw:custom-shape draw:style-name="gr8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8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89" draw:text-style-name="P4" svg:width="1.929cm" svg:height="1.251cm" svg:x="1.558cm" svg:y="0.939cm"><draw:text-box><text:p text:style-name="P3"><text:span text:style-name="T1">+ 4</text:span></text:p></draw:text-box></draw:frame></draw:g></text:p>
          </table:table-cell>
          <table:table-cell table:style-name="Tableau1.A2" office:value-type="string">
            <text:p text:style-name="Table_20_Contents"><draw:g text:anchor-type="paragraph" draw:z-index="22" draw:style-name="gr1"><draw:custom-shape draw:style-name="gr9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3" draw:text-style-name="P4" svg:width="1.929cm" svg:height="1.251cm" svg:x="1.558cm" svg:y="0.939cm"><draw:text-box><text:p text:style-name="P3"><text:span text:style-name="T1">+ 5</text:span></text:p></draw:text-box></draw:frame></draw:g></text:p>
          </table:table-cell>
          <table:table-cell table:style-name="Tableau1.C2" office:value-type="string">
            <text:p text:style-name="Table_20_Contents"><draw:g text:anchor-type="paragraph" draw:z-index="23" draw:style-name="gr1"><draw:custom-shape draw:style-name="gr9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9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97" draw:text-style-name="P4" svg:width="1.929cm" svg:height="1.251cm" svg:x="1.558cm" svg:y="0.939cm"><draw:text-box><text:p text:style-name="P3"><text:span text:style-name="T1">+ 6</text:span></text:p></draw:text-box></draw:frame></draw:g>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Table_20_Contents"><draw:g text:anchor-type="paragraph" draw:z-index="24" draw:style-name="gr1"><draw:custom-shape draw:style-name="gr9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9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01" draw:text-style-name="P4" svg:width="1.929cm" svg:height="1.251cm" svg:x="1.558cm" svg:y="0.939cm"><draw:text-box><text:p text:style-name="P3"><text:span text:style-name="T3">÷</text:span><text:span text:style-name="T1"> 4</text:span></text:p></draw:text-box></draw:frame></draw:g></text:p>
          </table:table-cell>
          <table:table-cell table:style-name="Tableau2.A1" office:value-type="string">
            <text:p text:style-name="Table_20_Contents"><draw:g text:anchor-type="paragraph" draw:z-index="25" draw:style-name="gr1"><draw:custom-shape draw:style-name="gr10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0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05" draw:text-style-name="P4" svg:width="1.929cm" svg:height="1.251cm" svg:x="1.558cm" svg:y="0.939cm"><draw:text-box><text:p text:style-name="P3"><text:span text:style-name="T1">÷ 3</text:span></text:p></draw:text-box></draw:frame></draw:g></text:p>
            <text:p text:style-name="Table_20_Contents"/>
          </table:table-cell>
          <table:table-cell table:style-name="Tableau2.C1" office:value-type="string">
            <text:p text:style-name="Table_20_Contents"><draw:g text:anchor-type="paragraph" draw:z-index="26" draw:style-name="gr1"><draw:custom-shape draw:style-name="gr10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0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0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09" draw:text-style-name="P4" svg:width="1.929cm" svg:height="1.251cm" svg:x="1.558cm" svg:y="0.939cm"><draw:text-box><text:p text:style-name="P3"><text:span text:style-name="T3">÷</text:span><text:span text:style-name="T1"> 2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27" draw:style-name="gr1"><draw:custom-shape draw:style-name="gr11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13" draw:text-style-name="P5" svg:width="1.994cm" svg:height="1.251cm" svg:x="1.558cm" svg:y="0.939cm"><draw:text-box><text:p text:style-name="P3"><text:span text:style-name="T4">÷</text:span><text:span text:style-name="T2"> (-3)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28" draw:style-name="gr1"><draw:custom-shape draw:style-name="gr11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1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17" draw:text-style-name="P5" svg:width="1.992cm" svg:height="1.251cm" svg:x="1.595cm" svg:y="1.036cm"><draw:text-box><text:p text:style-name="P3"><text:span text:style-name="T4">÷</text:span><text:span text:style-name="T2"> (-2)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29" draw:style-name="gr1"><draw:custom-shape draw:style-name="gr11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1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21" draw:text-style-name="P5" svg:width="1.992cm" svg:height="1.251cm" svg:x="1.595cm" svg:y="1.036cm"><draw:text-box><text:p text:style-name="P3"><text:span text:style-name="T4">÷</text:span><text:span text:style-name="T2"> (-1)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0" draw:style-name="gr1"><draw:custom-shape draw:style-name="gr12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25" draw:text-style-name="P4" svg:width="1.929cm" svg:height="1.251cm" svg:x="1.558cm" svg:y="0.939cm"><draw:text-box><text:p text:style-name="P3"><text:span text:style-name="T1">- 1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31" draw:style-name="gr1"><draw:custom-shape draw:style-name="gr12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2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2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29" draw:text-style-name="P4" svg:width="1.929cm" svg:height="1.251cm" svg:x="1.558cm" svg:y="0.939cm"><draw:text-box><text:p text:style-name="P3"><text:span text:style-name="T1">- 3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32" draw:style-name="gr1"><draw:custom-shape draw:style-name="gr13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33" draw:text-style-name="P4" svg:width="1.929cm" svg:height="1.251cm" svg:x="1.558cm" svg:y="0.939cm"><draw:text-box><text:p text:style-name="P3"><text:span text:style-name="T1">- 2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3" draw:style-name="gr1"><draw:custom-shape draw:style-name="gr13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3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37" draw:text-style-name="P4" svg:width="1.929cm" svg:height="1.251cm" svg:x="1.558cm" svg:y="0.939cm"><draw:text-box><text:p text:style-name="P3"><text:span text:style-name="T1">- 6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34" draw:style-name="gr1"><draw:custom-shape draw:style-name="gr13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3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41" draw:text-style-name="P4" svg:width="1.929cm" svg:height="1.251cm" svg:x="1.558cm" svg:y="0.939cm"><draw:text-box><text:p text:style-name="P3"><text:span text:style-name="T1">- 5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35" draw:style-name="gr1"><draw:custom-shape draw:style-name="gr14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45" draw:text-style-name="P4" svg:width="1.929cm" svg:height="1.251cm" svg:x="1.558cm" svg:y="0.939cm"><draw:text-box><text:p text:style-name="P3"><text:span text:style-name="T1">- 4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6" draw:style-name="gr1"><draw:custom-shape draw:style-name="gr14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4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4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49" draw:text-style-name="P4" svg:width="1.929cm" svg:height="1.251cm" svg:x="1.558cm" svg:y="0.939cm"><draw:text-box><text:p text:style-name="P3"><text:span text:style-name="T1">- 9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37" draw:style-name="gr1"><draw:custom-shape draw:style-name="gr15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53" draw:text-style-name="P4" svg:width="1.929cm" svg:height="1.251cm" svg:x="1.558cm" svg:y="0.939cm"><draw:text-box><text:p text:style-name="P3"><text:span text:style-name="T1">- 8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38" draw:style-name="gr1"><draw:custom-shape draw:style-name="gr15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5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57" draw:text-style-name="P4" svg:width="1.929cm" svg:height="1.251cm" svg:x="1.558cm" svg:y="0.939cm"><draw:text-box><text:p text:style-name="P3"><text:span text:style-name="T1">- 7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39" draw:style-name="gr1"><draw:custom-shape draw:style-name="gr15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5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61" draw:text-style-name="P4" svg:width="1.929cm" svg:height="1.251cm" svg:x="1.558cm" svg:y="0.939cm"><draw:text-box><text:p text:style-name="P3"><text:span text:style-name="T3">÷</text:span><text:span text:style-name="T1"> 4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0" draw:style-name="gr1"><draw:custom-shape draw:style-name="gr16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65" draw:text-style-name="P4" svg:width="1.929cm" svg:height="1.251cm" svg:x="1.558cm" svg:y="0.939cm"><draw:text-box><text:p text:style-name="P3"><text:span text:style-name="T1">÷ 3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41" draw:style-name="gr1"><draw:custom-shape draw:style-name="gr16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6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69" draw:text-style-name="P4" svg:width="1.929cm" svg:height="1.251cm" svg:x="1.558cm" svg:y="0.939cm"><draw:text-box><text:p text:style-name="P3"><text:span text:style-name="T3">÷</text:span><text:span text:style-name="T1"> 2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42" draw:style-name="gr1"><draw:custom-shape draw:style-name="gr17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7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7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73" draw:text-style-name="P4" svg:width="1.929cm" svg:height="1.251cm" svg:x="1.558cm" svg:y="0.939cm"><draw:text-box><text:p text:style-name="P3"><text:span text:style-name="T1">- 1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3" draw:style-name="gr1"><draw:custom-shape draw:style-name="gr174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75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76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77" draw:text-style-name="P4" svg:width="1.929cm" svg:height="1.251cm" svg:x="1.558cm" svg:y="0.939cm"><draw:text-box><text:p text:style-name="P3"><text:span text:style-name="T1">- 3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44" draw:style-name="gr1"><draw:custom-shape draw:style-name="gr178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79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0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81" draw:text-style-name="P4" svg:width="1.929cm" svg:height="1.251cm" svg:x="1.558cm" svg:y="0.939cm"><draw:text-box><text:p text:style-name="P3"><text:span text:style-name="T1">- 2</text:span></text:p></draw:text-box></draw:frame></draw:g></text:p>
          </table:table-cell>
        </table:table-row>
        <table:table-row table:style-name="Tableau2.1">
          <table:table-cell table:style-name="Tableau2.A2" office:value-type="string">
            <text:p text:style-name="Table_20_Contents"><draw:g text:anchor-type="paragraph" draw:z-index="45" draw:style-name="gr1"><draw:custom-shape draw:style-name="gr182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83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4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85" draw:text-style-name="P4" svg:width="1.929cm" svg:height="1.251cm" svg:x="1.558cm" svg:y="0.939cm"><draw:text-box><text:p text:style-name="P3"><text:span text:style-name="T1">- 6</text:span></text:p></draw:text-box></draw:frame></draw:g></text:p>
          </table:table-cell>
          <table:table-cell table:style-name="Tableau2.A2" office:value-type="string">
            <text:p text:style-name="Table_20_Contents"><draw:g text:anchor-type="paragraph" draw:z-index="46" draw:style-name="gr1"><draw:custom-shape draw:style-name="gr186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87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88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89" draw:text-style-name="P4" svg:width="1.929cm" svg:height="1.251cm" svg:x="1.558cm" svg:y="0.939cm"><draw:text-box><text:p text:style-name="P3"><text:span text:style-name="T1">- 5</text:span></text:p></draw:text-box></draw:frame></draw:g></text:p>
          </table:table-cell>
          <table:table-cell table:style-name="Tableau2.C2" office:value-type="string">
            <text:p text:style-name="Table_20_Contents"><draw:g text:anchor-type="paragraph" draw:z-index="47" draw:style-name="gr1"><draw:custom-shape draw:style-name="gr190" draw:text-style-name="P2" svg:width="6.002cm" svg:height="1.001cm" svg:x="0cm" svg:y="1.00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91" draw:text-style-name="P2" svg:width="3.001cm" svg:height="3.001cm" svg:x="1cm" svg:y="0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192" draw:text-style-name="P2" svg:width="2.001cm" svg:height="2.001cm" svg:x="1.499cm" svg:y="0.501cm"><text:p/><draw:enhanced-geometry svg:viewBox="0 0 21600 21600" draw:type="rectangle" draw:enhanced-path="M 0 0 L 21600 0 21600 21600 0 21600 0 0 Z N"/></draw:custom-shape><draw:frame draw:style-name="gr193" draw:text-style-name="P4" svg:width="1.929cm" svg:height="1.251cm" svg:x="1.558cm" svg:y="0.939cm"><draw:text-box><text:p text:style-name="P3"><text:span text:style-name="T1">- 4</text:span></text:p></draw:text-box></draw:frame></draw:g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09T20:04:43</meta:creation-date>
    <dc:date>2019-02-09T20:13:09</dc:date>
    <meta:editing-duration>PT00H08M27S</meta:editing-duration>
    <meta:editing-cycles>4</meta:editing-cycles>
    <meta:generator>NeoOffice/3.4$Unix OpenOffice.org_project/Patch 0</meta:generator>
    <meta:document-statistic meta:table-count="2" meta:image-count="0" meta:object-count="0" meta:page-count="2" meta:paragraph-count="0" meta:word-count="0" meta:character-count="0"/>
  </office:meta>
</office:document-meta>
</file>